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xingConsumerProcesso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lexingConsumerProcessor.onMessage( final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plexingConsumerProcessor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xingConsumerProcessor.process( Message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ultiplexingConsumerProcessor.MultiplexingConsumerProcessor( Jms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xingConsumerProcessor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xingConsumerProcessor.doInit( InitialContext ct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plexingConsumerProcessor.do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